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re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Tree.initComponents( File 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Tree.XmlTree( File 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ree.setXmlFile( File 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ree.createImageIcon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Tree.parseXml( File xml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